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Delete a deprecated constructor (Aymeric, Charles)</text:p>
      <text:p text:style-name="P6"><text:tab/>•<text:tab/><text:a xlink:type="simple" xlink:href="https://github.com/DamienCassou/lille-game-framework/pull/83">#103</text:a>Adding test in Overlap.java and factorize the code with an @Before (Charle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Charles)</text:p>
      <text:p text:style-name="P6"><text:tab/>•<text:tab/><text:a xlink:type="simple" xlink:href="https://github.com/DamienCassou/lille-game-framework/pull/83">#107</text:a><text:s/>Adding test in class MoveStrategyRandomTest.java to catch an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><text:tab/>•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